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font-size="14pt" fo:font-style="italic" style:text-underline-style="solid" style:text-underline-width="auto" style:text-underline-color="font-color" fo:font-weight="bold" officeooo:rsid="001da8e8" officeooo:paragraph-rsid="001da8e8" style:font-size-asian="14pt" style:font-style-asian="italic" style:font-weight-asian="bold" style:font-size-complex="14pt" style:font-style-complex="italic" style:font-weight-complex="bold"/>
    </style:style>
    <style:style style:name="P2" style:family="paragraph" style:parent-style-name="Header">
      <style:text-properties officeooo:rsid="001da8e8" officeooo:paragraph-rsid="001da8e8"/>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Text_20_body">
      <style:text-properties fo:font-size="12pt" style:font-size-asian="12pt" style:font-size-complex="12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T1" style:family="text">
      <style:text-properties fo:font-size="12pt" style:font-size-asian="12pt" style:font-size-complex="12pt"/>
    </style:style>
    <style:style style:name="T2" style:family="text">
      <style:text-properties fo:font-size="13pt" style:font-size-asian="13pt" style:font-size-complex="13pt"/>
    </style:style>
    <style:style style:name="T3" style:family="text">
      <style:text-properties fo:font-size="13pt" fo:font-style="normal" style:font-size-asian="13pt" style:font-style-asian="normal" style:font-size-complex="13pt" style:font-style-complex="normal"/>
    </style:style>
    <style:style style:name="T4" style:family="text">
      <style:text-properties fo:font-size="13pt" fo:font-style="normal" fo:font-weight="bold" style:font-size-asian="13pt" style:font-style-asian="normal" style:font-weight-asian="bold" style:font-size-complex="13pt" style:font-style-complex="normal" style:font-weight-complex="bold"/>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weight="bold" style:font-size-asian="13pt" style:font-weight-asian="bold" style:font-size-complex="13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5">Task 1: Research &amp; Summarize</text:p>
      <text:p text:style-name="P3"/>
      <text:p text:style-name="P6"><text:span text:style-name="Strong_20_Emphasis">Sora: AI Video Generation, Comparisons, and Ethical Considerations</text:span></text:p>
      <text:p text:style-name="Text_20_body"><text:span text:style-name="Strong_20_Emphasis">What is Sora?</text:span><text:line-break/>Sora is an advanced text-to-video model developed by OpenAI that generates high-quality, realistic videos from written prompts. It can produce videos up to 60 seconds long with rich details, smooth motion, and consistent visual storytelling. Unlike previous generative models limited to still images or short loops, Sora introduces temporal consistency—meaning it handles not just what things look like, but how they move and interact over time. It can simulate environments, characters, actions, and camera movements, all guided by the input prompt. Sora uses diffusion-based techniques similar to those behind DALL·E and other image models, but it extends them to the video domain by learning patterns across both space and time.</text:p>
      <text:p text:style-name="Text_20_body"><text:span text:style-name="Strong_20_Emphasis">Comparison with DALL·E, Pika Labs, and RunwayML</text:span><text:line-break/>DALL·E, also by OpenAI, focuses on generating images from text prompts. It supports detailed visuals, inpainting, and edits, but it does not create motion or sequences. Sora takes that same text-to-media concept and advances it to video, making it a more complex and capable tool.</text:p>
      <text:p text:style-name="Text_20_body">Pika Labs and RunwayML are notable tools in the AI video generation field. Pika Labs is popular for short-form, stylized video creation and is user-friendly for creators looking to experiment. RunwayML, particularly its Gen-2 model, allows for both text-to-video and image-to-video generation and is widely used in marketing and creative projects. However, these tools often have limitations in generating realistic motion or longer coherent sequences. In comparison, Sora excels at maintaining consistent characters, physics, and scene logic across multiple frames, offering more professional-grade outputs.</text:p>
      <text:p text:style-name="Text_20_body"><text:span text:style-name="Strong_20_Emphasis">Ethical Considerations in Video Generation</text:span><text:line-break/>As video generation becomes more powerful, ethical concerns grow. One of the most critical is <text:span text:style-name="Strong_20_Emphasis">misuse</text:span>—such as generating deepfakes or misleading content that could spread misinformation, impersonate individuals, or manipulate public perception. To counter this, models like Sora must include safeguards such as watermarking, content filters, and usage restrictions.</text:p>
      <text:p text:style-name="Text_20_body">Another key issue is <text:span text:style-name="Strong_20_Emphasis">bias</text:span>. If training data reflects social or cultural stereotypes, the model may reproduce or amplify them in its outputs. Responsible development requires diverse datasets and ongoing auditing to minimize harm.</text:p>
      <text:p text:style-name="Text_20_body"><text:span text:style-name="Strong_20_Emphasis">Consent and copyright</text:span> are also central concerns. Using the likeness of real people or copyrighted material without permission can lead to legal and ethical problems. Finally, the impact on <text:span text:style-name="Strong_20_Emphasis">creative jobs</text:span> in media, film, and advertising must be considered, as automation could displace human roles.</text:p>
      <text:p text:style-name="Text_20_body">In summary, Sora is a breakthrough in AI video generation, outperforming current tools in realism and complexity. However, ethical deployment and regulation are essential to ensure its benefits are balanced against potential harms.</text:p>
      <text:p text:style-name="P3"/>
      <text:p text:style-name="P3"><text:soft-page-break/></text:p>
      <text:p text:style-name="P5">Task 2: Prompt Engineering Practice</text:p>
      <text:p text:style-name="P4"/>
      <text:h text:style-name="Heading_20_6" text:outline-level="6"><text:span text:style-name="Emphasis"><text:span text:style-name="T1"/></text:span></text:h>
      <text:p text:style-name="Text_20_body"><text:span text:style-name="T1">Here are </text:span><text:span text:style-name="Strong_20_Emphasis"><text:span text:style-name="T1">5 creative prompts</text:span></text:span><text:span text:style-name="T1"> across diverse domains:</text:span></text:p>
      <text:p text:style-name="Text_20_body"><text:span text:style-name="Strong_20_Emphasis"><text:span text:style-name="T1"/></text:span></text:p>
      <text:p text:style-name="Text_20_body"><text:span text:style-name="Strong_20_Emphasis"><text:span text:style-name="T1">1. Education</text:span></text:span><text:span text:style-name="T1"><text:line-break/></text:span><text:span text:style-name="Emphasis"><text:span text:style-name="T1">"A 15-second animated clip showing the water cycle — starting with rain falling on mountains, flowing into rivers, evaporating into clouds, and returning as rain again."</text:span></text:span></text:p>
      <text:p text:style-name="Text_20_body"><text:span text:style-name="Strong_20_Emphasis"><text:span text:style-name="T1"/></text:span></text:p>
      <text:p text:style-name="Text_20_body"><text:span text:style-name="Strong_20_Emphasis"><text:span text:style-name="T1">2. Entertainment</text:span></text:span><text:span text:style-name="T1"><text:line-break/></text:span><text:span text:style-name="Emphasis"><text:span text:style-name="T1">"A 10-second cinematic scene of a futuristic city at night, with flying cars zooming between neon-lit skyscrapers and a street performer playing digital drums on a hovering platform."</text:span></text:span></text:p>
      <text:p text:style-name="Text_20_body"><text:span text:style-name="Strong_20_Emphasis"><text:span text:style-name="T1"/></text:span></text:p>
      <text:p text:style-name="Text_20_body"><text:span text:style-name="Strong_20_Emphasis"><text:span text:style-name="T1">3. Environment</text:span></text:span><text:span text:style-name="T1"><text:line-break/></text:span><text:span text:style-name="Emphasis"><text:span text:style-name="T1">"A 12-second time-lapse video of a barren desert slowly transforming into a green oasis, with trees sprouting, animals arriving, and clouds forming overhead."</text:span></text:span></text:p>
      <text:p text:style-name="Text_20_body"><text:span text:style-name="Strong_20_Emphasis"><text:span text:style-name="T1"/></text:span></text:p>
      <text:p text:style-name="Text_20_body"><text:span text:style-name="Strong_20_Emphasis"><text:span text:style-name="T1">4. Technology</text:span></text:span><text:span text:style-name="T1"><text:line-break/></text:span><text:span text:style-name="Emphasis"><text:span text:style-name="T1">"A 15-second clip of a robot assembling itself part-by-part in a high-tech lab, followed by it powering on and scanning the room with glowing eyes."</text:span></text:span></text:p>
      <text:p text:style-name="Text_20_body"><text:span text:style-name="Strong_20_Emphasis"><text:span text:style-name="T1"/></text:span></text:p>
      <text:p text:style-name="Text_20_body"><text:span text:style-name="Strong_20_Emphasis"><text:span text:style-name="T1">5. Social Awareness</text:span></text:span><text:span text:style-name="T1"><text:line-break/></text:span><text:span text:style-name="Emphasis"><text:span text:style-name="T1">"A 10-second emotional animation showing a child planting a tree in a polluted urban area, with the environment gradually becoming greener and cleaner as the tree grows."</text:span></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oft-page-break/><text:span text:style-name="Emphasis"><text:span text:style-name="T1"/></text:span></text:p>
      <text:p text:style-name="Text_20_body"><text:span text:style-name="Emphasis"><text:span text:style-name="T1"/></text:span></text:p>
      <text:p text:style-name="Text_20_body"><text:span text:style-name="Emphasis"><text:span text:style-name="T4">Task 3: AI + Creativity Simulation</text:span></text:span></text:p>
      <text:p text:style-name="Text_20_body"><text:span text:style-name="Emphasis"><text:span text:style-name="T4"/></text:span></text:p>
      <text:p text:style-name="Text_20_body"><text:span text:style-name="Emphasis"><text:span text:style-name="Strong_20_Emphasis"><text:span text:style-name="T3">Chosen Role:</text:span></text:span></text:span><text:span text:style-name="Emphasis"><text:span text:style-name="T4"> Educator<text:line-break/></text:span></text:span><text:span text:style-name="Emphasis"><text:span text:style-name="Strong_20_Emphasis"><text:span text:style-name="T3">Topic:</text:span></text:span></text:span><text:span text:style-name="Emphasis"><text:span text:style-name="T4"> </text:span></text:span><text:span text:style-name="Emphasis"><text:span text:style-name="T6">How AI Works</text:span></text:span><text:span text:style-name="Emphasis"><text:span text:style-name="T4"><text:line-break/></text:span></text:span><text:span text:style-name="Emphasis"><text:span text:style-name="Strong_20_Emphasis"><text:span text:style-name="T3">Video Length:</text:span></text:span></text:span><text:span text:style-name="Emphasis"><text:span text:style-name="T4"> 15 seconds<text:line-break/></text:span></text:span><text:span text:style-name="Emphasis"><text:span text:style-name="Strong_20_Emphasis"><text:span text:style-name="T3">Objective:</text:span></text:span></text:span><text:span text:style-name="Emphasis"><text:span text:style-name="T4"> Explain the basic concept of artificial intelligence in a fun and engaging way for students aged 10–14.</text:span></text:span></text:p>
      <text:h text:style-name="Heading_20_3" text:outline-level="3"/>
      <text:h text:style-name="Heading_20_3" text:outline-level="3">🎥 <text:span text:style-name="Strong_20_Emphasis">SORA Video Prompt:</text:span></text:h>
      <text:p text:style-name="Text_20_body"><text:span text:style-name="Emphasis">"A 15-second educational animation that begins inside a child’s imagination, where a cartoon robot is learning by watching books, images, and videos. The robot starts connecting dots between pictures of cats and dogs, eventually recognizing them on its own. Background is colorful, classroom-themed with floating data and glowing circuits. The robot waves and smiles at the end with the text: 'That’s how AI learns!'"</text:span></text:p>
      <text:h text:style-name="Heading_20_3" text:outline-level="3"/>
      <text:h text:style-name="Heading_20_3" text:outline-level="3"><text:s/><text:span text:style-name="Strong_20_Emphasis">Scene-by-Scene Breakdown:</text:span></text:h>
      <text:p text:style-name="Text_20_body"><text:span text:style-name="Strong_20_Emphasis">Scene 1 (0–3 sec):</text:span></text:p>
      <text:list xml:id="list1453899249" text:style-name="L1">
        <text:list-item>
          <text:p text:style-name="P7">Visual: A dreamy, cartoon-style cloud forms, representing a child’s imagination. Inside it, a friendly, round-eyed robot floats in a whimsical digital classroom filled with books, pictures, and screens.</text:p>
        </text:list-item>
        <text:list-item>
          <text:p text:style-name="P7">Motion: Pages flip, and images of cats, dogs, fruits, etc., pop up around the robot.</text:p>
        </text:list-item>
        <text:list-item>
          <text:p text:style-name="P7">Text/Narration: <text:span text:style-name="Emphasis">"AI learns like us — by observing..."</text:span></text:p>
        </text:list-item>
      </text:list>
      <text:p text:style-name="Text_20_body"><text:span text:style-name="Strong_20_Emphasis"/></text:p>
      <text:p text:style-name="Text_20_body"><text:span text:style-name="Strong_20_Emphasis">Scene 2 (3–8 sec):</text:span></text:p>
      <text:list xml:id="list2854642450" text:style-name="L2">
        <text:list-item>
          <text:p text:style-name="P8">Visual: Close-up of the robot watching image slides. A glowing neural network diagram appears, showing connections between concepts (e.g., a cat image connected to the word “cat”).</text:p>
        </text:list-item>
        <text:list-item>
          <text:p text:style-name="P8">Motion: Light trails connect data points as the robot’s "brain" starts lighting up.</text:p>
        </text:list-item>
        <text:list-item>
          <text:p text:style-name="P8">Text/Narration: <text:span text:style-name="Emphasis">"...spotting patterns in pictures and words..."</text:span></text:p>
        </text:list-item>
      </text:list>
      <text:p text:style-name="Text_20_body"><text:span text:style-name="Strong_20_Emphasis"/></text:p>
      <text:p text:style-name="Text_20_body"><text:span text:style-name="Strong_20_Emphasis">Scene 3 (8–13 sec):</text:span></text:p>
      <text:list xml:id="list2292724996" text:style-name="L3">
        <text:list-item>
          <text:p text:style-name="P9"><text:soft-page-break/>Visual: The robot now confidently points at a picture of a cat and says "Cat!" and then "Dog!" to another image. A mini "thumbs-up" emoji floats beside it.</text:p>
        </text:list-item>
        <text:list-item>
          <text:p text:style-name="P9">Motion: Confetti-like data bits swirl in celebration.</text:p>
        </text:list-item>
        <text:list-item>
          <text:p text:style-name="P9">Text/Narration: <text:span text:style-name="Emphasis">"...and finally, it figures things out!"</text:span></text:p>
        </text:list-item>
      </text:list>
      <text:p text:style-name="Text_20_body"><text:span text:style-name="Strong_20_Emphasis"/></text:p>
      <text:p text:style-name="Text_20_body"><text:span text:style-name="Strong_20_Emphasis">Scene 4 (13–15 sec):</text:span></text:p>
      <text:list xml:id="list4027942477" text:style-name="L4">
        <text:list-item>
          <text:p text:style-name="P10">Visual: The robot smiles, waves to the audience, and a banner floats in with the text: <text:span text:style-name="Emphasis">“That’s how AI learns!”</text:span></text:p>
        </text:list-item>
        <text:list-item>
          <text:p text:style-name="P10">Background: Classroom fades into a soft digital glow.</text:p>
        </text:list-item>
        <text:list-item>
          <text:p text:style-name="P10">Sound: Cheerful chime or light background music ends the video.</text:p>
        </text:list-item>
      </text:list>
      <text:h text:style-name="Heading_20_3" text:outline-level="3"/>
      <text:h text:style-name="Heading_20_3" text:outline-level="3">🧪 <text:span text:style-name="Strong_20_Emphasis">Practice Activity (No SORA Access):</text:span></text:h>
      <text:list xml:id="list3472307305" text:style-name="L5">
        <text:list-item>
          <text:p text:style-name="P11"><text:span text:style-name="Strong_20_Emphasis">Step 1:</text:span> Use <text:span text:style-name="Strong_20_Emphasis">DALL·E</text:span> to generate 4–6 keyframes:</text:p>
          <text:list>
            <text:list-item>
              <text:p text:style-name="P11">Robot in a classroom watching images</text:p>
            </text:list-item>
            <text:list-item>
              <text:p text:style-name="P11">Neural network visualization</text:p>
            </text:list-item>
            <text:list-item>
              <text:p text:style-name="P11">Robot identifying cat/dog images</text:p>
            </text:list-item>
            <text:list-item>
              <text:p text:style-name="P11">Robot smiling and waving</text:p>
            </text:list-item>
          </text:list>
        </text:list-item>
        <text:list-item>
          <text:p text:style-name="P11"><text:span text:style-name="Strong_20_Emphasis">Step 2:</text:span> Use <text:span text:style-name="Strong_20_Emphasis">CapCut</text:span> or <text:span text:style-name="Strong_20_Emphasis">Canva Video Editor</text:span> to:</text:p>
          <text:list>
            <text:list-item>
              <text:p text:style-name="P11">Arrange keyframes in sequence</text:p>
            </text:list-item>
            <text:list-item>
              <text:p text:style-name="P11">Add smooth transitions and floating animations (e.g., fade-ins, zoom)</text:p>
            </text:list-item>
            <text:list-item>
              <text:p text:style-name="P11">Include voice-over narration or on-screen subtitles</text:p>
            </text:list-item>
          </text:list>
        </text:list-item>
        <text:list-item>
          <text:p text:style-name="P11"><text:span text:style-name="Strong_20_Emphasis">Step 3:</text:span> Export a 15-second explainer video and share it as part of a classroom presentation, digital project, or YouTube Shorts series.</text:p>
        </text:list-item>
      </text:list>
      <text:p text:style-name="Text_20_body"><text:span text:style-name="Emphasis"><text:span text:style-name="T4"/></text:span></text:p>
      <text:p text:style-name="Text_20_body"><text:span text:style-name="Emphasis"><text:span text:style-name="T4"/></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fo:font-style="italic" style:text-underline-style="solid" style:text-underline-width="auto" style:text-underline-color="font-color" fo:font-weight="bold" officeooo:rsid="001da8e8" officeooo:paragraph-rsid="001da8e8" style:font-size-asian="14pt" style:font-style-asian="italic" style:font-weight-asian="bold" style:font-size-complex="14pt" style:font-style-complex="italic" style:font-weight-complex="bold"/>
    </style:style>
    <style:style style:name="MP2" style:family="paragraph" style:parent-style-name="Header">
      <style:text-properties officeooo:rsid="001da8e8" officeooo:paragraph-rsid="001da8e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
      </style:header>
      <style:header-first>
        <text:p text:style-name="MP1">PRACTICAL No. 04</text:p>
        <text:p text:style-name="MP2"/>
      </style:header-first>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04T13:54:52.129232734</meta:creation-date>
    <dc:date>2025-08-04T14:14:24.946216141</dc:date>
    <meta:editing-duration>PT9M22S</meta:editing-duration>
    <meta:editing-cycles>1</meta:editing-cycles>
    <meta:document-statistic meta:table-count="0" meta:image-count="0" meta:object-count="0" meta:page-count="4" meta:paragraph-count="49" meta:word-count="992" meta:character-count="6407" meta:non-whitespace-character-count="5491"/>
    <meta:generator>LibreOffice/6.0.7.3$Linux_X86_64 LibreOffice_project/00m0$Build-3</meta:generator>
  </office:meta>
</office:document-meta>
</file>